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6.39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3" style:family="graphic" style:parent-style-name="standard">
      <style:graphic-properties draw:stroke="none" draw:fill="none" fo:min-height="11.952cm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4.653cm" fo:wrap-option="no-wrap"/>
    </style:style>
    <style:style style:name="gr16" style:family="graphic" style:parent-style-name="standard">
      <style:graphic-properties draw:stroke="none" draw:fill="none" fo:min-height="11.827cm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8" style:family="graphic" style:parent-style-name="standard">
      <style:graphic-properties draw:stroke="none" draw:fill="none" fo:min-height="12.53cm"/>
    </style:style>
    <style:style style:name="pr1" style:family="presentation" style:parent-style-name="Default-title">
      <style:graphic-properties fo:min-height="16.8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cc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6e6ff"/>
      <style:paragraph-properties fo:text-align="center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9" style:family="paragraph">
      <loext:graphic-properties draw:fill="solid" draw:fill-color="#ffff00" draw:opacity="30%"/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style:font-name="Monaco1" fo:font-size="16pt" style:font-name-asian="Monaco1" style:font-size-asian="16pt" style:font-name-complex="Monaco1" style:font-size-complex="16pt"/>
    </style:style>
    <style:style style:name="T11" style:family="text">
      <style:text-properties style:font-name="Monaco" fo:font-size="16pt" style:font-name-asian="Monaco1" style:font-size-asian="16pt" style:font-name-complex="Monaco1" style:font-size-complex="16pt"/>
    </style:style>
    <style:style style:name="T12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4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7" style:family="text">
      <style:text-properties style:font-name="Monaco1" fo:font-size="9pt" style:font-name-asian="Monaco1" style:font-size-asian="9pt" style:font-name-complex="Monaco1" style:font-size-complex="9pt"/>
    </style:style>
    <style:style style:name="T18" style:family="text">
      <style:text-properties fo:color="#ff3333" style:font-name="Monaco1" fo:font-size="9pt" fo:font-weight="bold" style:font-name-asian="Monaco1" style:font-size-asian="9pt" style:font-weight-asian="bold" style:font-name-complex="Monaco1" style:font-size-complex="9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1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2" style:family="text">
      <style:text-properties style:font-name="Monaco1" fo:font-size="12pt" style:font-name-asian="Monaco1" style:font-size-asian="12pt" style:font-name-complex="Monaco1" style:font-size-complex="12pt"/>
    </style:style>
    <style:style style:name="T23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24" style:family="text">
      <style:text-properties fo:color="#000000" style:font-name="Monaco1" fo:font-size="16pt" style:font-name-asian="Monaco1" style:font-size-asian="16pt" style:font-name-complex="Monaco1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822cm" svg:x="2.304cm" svg:y="1.30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PHP Analysis with Rascal</text:span><text:span text:style-name="T4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Chris Mulder, Mike Parks, Ioana Rucareanu, Apil Tamang, Ruud van der Weijde, and many others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 PHP scripts and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</text:p>
                <text:list>
                  <text:list-item>
                    <text:p>Currently #8 on the TIOBE community index</text:p>
                  </text:list-item>
                  <text:list-item>
                    <text:p>Used by 82% of all websites whose server-side language can be determined</text:p>
                  </text:list-item>
                </text:list>
              </text:list-item>
              <text:list-item>
                <text:p>Used in big projects, by big companies: Wikipedia (MediaWiki), Facebook, Moodle, Magento, WordPress</text:p>
              </text:list-item>
              <text:list-item>
                <text:p>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</text:list>
              </text:list-item>
              <text:list-item>
                <text:p>Used in big projects, by big companies: Wikipedia (MediaWiki), Facebook, Moodle, Magento, WordPress</text:p>
              </text:list-item>
              <text:list-item>
                <text:p>But current developer tools are very brittle, and analysis of PHP code is challenging</text:p>
              </text:list-item>
              <text:list-item>
                <text:p>So, maybe we can fix tha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 tutorial, everything is already set up except parsing, this requires PHP</text:p>
              </text:list-item>
              <text:list-item>
                <text:p>To integrate into your own projects, look here for downloads and information:<text:line-break/><text:line-break/><text:a xlink:href="https://github.com/cwi-swat/php-analysis/" xlink:type="simple">https://github.com/cwi-swat/php-analysis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STs and System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T datatypes defined in:<text:line-break/><text:tab/>lang::php::ast::AbstractSyntax</text:p>
              </text:list-item>
              <text:list-item>
                <text:p>Systems defined in:<text:line-break/><text:tab/>lang::php::ast::System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ST Bas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cript represents a PHP script</text:p>
              </text:list-item>
              <text:list-item>
                <text:p>A Script is a list of Stmt, the statements that make up the script</text:p>
              </text:list-item>
              <text:list-item>
                <text:p>Statements can contain other Stmt items (e.g., bodies of loops and conditionals) and Expr items (the various PHP expressions)</text:p>
              </text:list-item>
              <text:list-item>
                <text:p>Many other defined types for optional items, array elements, actual parameters, etc</text:p>
              </text:list-item>
              <text:list-item>
                <text:p>See lang::php::ast::AbstractSyntax for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3" draw:layer="layout" svg:width="25.724cm" svg:height="13.024cm" svg:x="1.29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<text:span text:style-name="T9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9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10">rascal&gt;</text:span><text:span text:style-name="T11">loc wpload = </text:span></text:p>
            <text:p><text:span text:style-name="T12">|project</text:span><text:span text:style-name="T13">://</text:span><text:span text:style-name="T12">rascal-course-pldi-2015/data/systems/WordPress/</text:span></text:p>
            <text:p><text:span text:style-name="T12"><text:tab/></text:span><text:span text:style-name="T12">wordpress-4.2.2/wp-load.php|</text:span><text:span text:style-name="T11">;</text:span></text:p>
            <text:p text:style-name="P6"><text:span text:style-name="T10">Loc: ...</text:span></text:p>
            <text:p><text:span text:style-name="T10"/></text:p>
            <text:p><text:span text:style-name="T10">rascal&gt;import </text:span><text:span text:style-name="T14">lang::php::ast::AbstractSyntax</text:span><text:span text:style-name="T10">;</text:span></text:p>
            <text:p text:style-name="P6"><text:span text:style-name="T10">ok</text:span></text:p>
            <text:p><text:span text:style-name="T10">rascal&gt;import </text:span><text:span text:style-name="T14">lang::php::ast::System</text:span><text:span text:style-name="T10">;</text:span></text:p>
            <text:p text:style-name="P6"><text:span text:style-name="T10">ok</text:span></text:p>
            <text:p><text:span text:style-name="T10">rascal&gt;import </text:span><text:span text:style-name="T14">lang::php::util::Utils;</text:span></text:p>
            <text:p text:style-name="P6"><text:span text:style-name="T10">ok</text:span></text:p>
            <text:p><text:span text:style-name="T15"/></text:p>
            <text:p><text:span text:style-name="T10">rascal&gt;Script s = </text:span><text:span text:style-name="T16">loadPHPFile(wpload, true, false);</text:span></text:p>
          </draw:text-box>
        </draw:frame>
        <draw:custom-shape draw:style-name="gr3" draw:text-style-name="P5" draw:layer="layout" svg:width="9.642cm" svg:height="0.803cm" svg:x="1.482cm" svg:y="16.652cm">
          <text:p text:style-name="P4"><text:span text:style-name="T9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343cm" svg:y="11.261cm">
          <text:p text:style-name="P4"><text:span text:style-name="T9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229cm" svg:y="16.635cm">
          <text:p text:style-name="P4"><text:span text:style-name="T9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AST for Script, with Locations</text:p>
          </draw:text-box>
        </draw:frame>
        <draw:frame draw:style-name="gr7" draw:text-style-name="P8" draw:layer="layout" svg:width="26.47cm" svg:height="17.784cm" svg:x="1.562cm" svg:y="4.911cm">
          <draw:text-box>
            <text:p text:style-name="P6"><text:span text:style-name="T17">Script: script([</text:span></text:p>
            <text:p text:style-name="P6"><text:span text:style-name="T17"><text:s text:c="4"/></text:span><text:span text:style-name="T17">exprstmt(call(</text:span></text:p>
            <text:p text:style-name="P6"><text:span text:style-name="T17"><text:s text:c="8"/></text:span><text:span text:style-name="T17">name(name("define")[</text:span></text:p>
            <text:p text:style-name="P6"><text:span text:style-name="T17"><text:s text:c="12"/></text:span><text:span text:style-name="T18">@at=|project://rascal-course-pldi-2015/data/systems/WordPress/wordpress-4.2.2/wp-load.php|(617,6,&lt;22,0&gt;,&lt;22,0&gt;)</text:span></text:p>
            <text:p text:style-name="P6"><text:span text:style-name="T17"><text:s text:c="10"/></text:span><text:span text:style-name="T17">]),</text:span></text:p>
            <text:p text:style-name="P6"><text:span text:style-name="T17"><text:s text:c="8"/></text:span><text:span text:style-name="T17">[</text:span></text:p>
            <text:p text:style-name="P6"><text:span text:style-name="T17"><text:s text:c="10"/></text:span><text:span text:style-name="T17">actualParameter(</text:span></text:p>
            <text:p text:style-name="P6"><text:span text:style-name="T17"><text:s text:c="12"/></text:span><text:span text:style-name="T17">scalar(string("ABSPATH"))[</text:span></text:p>
            <text:p text:style-name="P6"><text:span text:style-name="T17"><text:s text:c="14"/></text:span><text:span text:style-name="T17">@at=|project://rascal-course-pldi-2015/data/systems/WordPress/wordpress-4.2.2/wp-load.php|(625,9,&lt;22,0&gt;,&lt;22,0&gt;)</text:span></text:p>
            <text:p text:style-name="P6"><text:span text:style-name="T17"><text:s text:c="12"/></text:span><text:span text:style-name="T17">],</text:span></text:p>
            <text:p text:style-name="P6"><text:span text:style-name="T17"><text:s text:c="12"/></text:span><text:span text:style-name="T17">false)[</text:span></text:p>
            <text:p text:style-name="P6"><text:span text:style-name="T17"><text:s text:c="12"/></text:span><text:span text:style-name="T17">@at=|project://rascal-course-pldi-2015/data/systems/WordPress/wordpress-4.2.2/wp-load.php|(625,9,&lt;22,0&gt;,&lt;22,0&gt;)</text:span></text:p>
            <text:p text:style-name="P6"><text:span text:style-name="T17"><text:s text:c="10"/></text:span><text:span text:style-name="T17">],</text:span></text:p>
            <text:p text:style-name="P6"><text:span text:style-name="T17"><text:s text:c="10"/></text:span><text:span text:style-name="T17">actualParameter(</text:span></text:p>
            <text:p text:style-name="P6"><text:span text:style-name="T17"><text:s text:c="12"/></text:span><text:span text:style-name="T17">binaryOperation(</text:span></text:p>
            <text:p text:style-name="P6"><text:span text:style-name="T17"><text:s text:c="14"/></text:span><text:span text:style-name="T17">call(</text:span></text:p>
            <text:p text:style-name="P6"><text:span text:style-name="T17"><text:s text:c="16"/></text:span><text:span text:style-name="T17">name(name("dirname")[</text:span></text:p>
            <text:p text:style-name="P6"><text:span text:style-name="T17"><text:s text:c="20"/></text:span><text:span text:style-name="T17">@at=|project://rascal-course-pldi-2015/data/systems/WordPress/wordpress-4.2.2/wp-load.php|(636,7,&lt;22,0&gt;,&lt;22,0&gt;)</text:span></text:p>
            <text:p text:style-name="P6"><text:span text:style-name="T17"><text:s text:c="18"/></text:span><text:span text:style-name="T17">]),</text:span></text:p>
            <text:p text:style-name="P6"><text:span text:style-name="T17"><text:s text:c="16"/></text:span><text:span text:style-name="T17">[actualParameter(</text:span></text:p>
            <text:p text:style-name="P6"><text:span text:style-name="T17"><text:s text:c="20"/></text:span><text:span text:style-name="T17">scalar(fileConstant()[</text:span></text:p>
            <text:p text:style-name="P6"><text:span text:style-name="T17"><text:s text:c="24"/></text:span><text:span text:style-name="T17">@actualValue="/data/systems/WordPress/wordpress-4.2.2/wp-load.php"</text:span></text:p>
            <text:p text:style-name="P6"><text:span text:style-name="T17"><text:s text:c="22"/></text:span><text:span text:style-name="T17">])[</text:span></text:p>
            <text:p text:style-name="P6"><text:span text:style-name="T17">...</text:span></text:p>
            <text:p text:style-name="P6"><text:span text:style-name="T17"><text:s text:c="3"/></text:span></text:p>
          </draw:text-box>
        </draw:frame>
        <draw:g xml:id="id3" draw:id="id3">
          <draw:custom-shape draw:style-name="gr8" draw:text-style-name="P9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0" xml:id="id2" draw:id="id2" draw:layer="layout" svg:width="16.199cm" svg:height="2.135cm" svg:x="4.874cm" svg:y="15.561cm">
            <draw:text-box>
              <text:p><text:span text:style-name="T19">Corresponds to:</text:span><text:span text:style-name="T19"><text:line-break/></text:span><text:span text:style-name="T19"><text:line-break/></text:span><text:span text:style-name="T20">define( </text:span><text:span text:style-name="T21">'ABSPATH'</text:span><text:span text:style-name="T20">, dirname(__FILE__) . </text:span><text:span text:style-name="T21">'/' </text:span><text:span text:style-name="T20">);</text:span></text:p>
            </draw:text-box>
          </draw:frame>
          <draw:connector draw:style-name="gr10" draw:text-style-name="P11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ewing the AST in Rascal</text:p>
          </draw:text-box>
        </draw:frame>
        <draw:custom-shape draw:style-name="gr11" draw:text-style-name="P3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9">Note: Only available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><text:span text:style-name="T10">rascal&gt;import util::ValueUI;</text:span></text:p>
            <text:p text:style-name="P6"><text:span text:style-name="T10">ok</text:span></text:p>
            <text:p><text:span text:style-name="T10">rascal&gt;text(s);</text:span></text:p>
            <text:p text:style-name="P6"><text:span text:style-name="T10">ok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Serialized ASTs</text:p>
          </draw:text-box>
        </draw:frame>
        <draw:custom-shape draw:style-name="gr12" draw:text-style-name="P3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26.224cm" svg:height="12.202cm" svg:x="0.708cm" svg:y="5.364cm">
          <draw:text-box>
            <text:p text:style-name="P6"><text:span text:style-name="T10">rascal&gt;System wp = loadWordPress();</text:span></text:p>
            <text:p text:style-name="P6"><text:span text:style-name="T10"/></text:p>
            <text:p text:style-name="P6"><text:span text:style-name="T10">System: (</text:span></text:p>
            <text:p text:style-name="P6"><text:span text:style-name="T10"><text:s text:c="2"/></text:span><text:span text:style-name="T10">|project://rascal-course-pldi-2015/data/systems/WordPress/wordpress-4.2.2/wp-admin/includes/ajax-actions.php|:script([</text:span></text:p>
            <text:p text:style-name="P6"><text:span text:style-name="T10"><text:s text:c="6"/></text:span><text:span text:style-name="T10">function(</text:span></text:p>
            <text:p text:style-name="P6"><text:span text:style-name="T10"><text:s text:c="8"/></text:span><text:span text:style-name="T10">"wp_ajax_nopriv_heartbeat",</text:span></text:p>
            <text:p text:style-name="P6"><text:span text:style-name="T10"><text:s text:c="8"/></text:span><text:span text:style-name="T10">false,</text:span></text:p>
            <text:p text:style-name="P6"><text:span text:style-name="T10"><text:s text:c="8"/></text:span><text:span text:style-name="T10">[],</text:span></text:p>
            <text:p text:style-name="P6"><text:span text:style-name="T10"><text:s text:c="8"/></text:span><text:span text:style-name="T10">[</text:span></text:p>
            <text:p text:style-name="P6"><text:span text:style-name="T10"><text:s text:c="10"/></text:span><text:span text:style-name="T10">exprstmt(assign(</text:span></text:p>
            <text:p text:style-name="P6"><text:span text:style-name="T10"><text:s text:c="14"/></text:span><text:span text:style-name="T10">var(name(name("response")))[</text:span></text:p>
            <text:p text:style-name="P6"><text:span text:style-name="T10"><text:s text:c="16"/></text:span><text:span text:style-name="T10">@at=|project://rascal-course-pldi-2015/data/systems/WordPress/wordpress-4.2.2/wp-admin/includes/ajax-actions.php|(320,9,&lt;22,0&gt;,&lt;22,0&gt;)</text:span></text:p>
            <text:p text:style-name="P6"><text:span text:style-name="T10"><text:s text:c="14"/></text:span><text:span text:style-name="T10">],</text:span></text:p>
            <text:p text:style-name="P6"><text:span text:style-name="T10"><text:s text:c="14"/></text:span><text:span text:style-name="T10">Array([])[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s: 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How do we find method calls using $this?<text:line-break/></text:p>
              </text:list-item>
              <text:list-item>
                <text:p>See php::Tutorial for the code for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4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15.152cm" svg:height="0.803cm" svg:x="12.03cm" svg:y="3.394cm">
          <text:p text:style-name="P4"><text:span text:style-name="T9">“</text:span><text:span text:style-name="T9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3855.87012472778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7" draw:layer="layout" svg:width="25.251cm" svg:height="12.077cm" svg:x="1.681cm" svg:y="5.364cm">
          <draw:text-box>
            <text:p text:style-name="P6"><text:span text:style-name="T10">rascal&gt;allCalls = { &lt; c@at, c &gt; | /c:call(_,_) := wp422 };</text:span></text:p>
            <text:p text:style-name="P6"><text:span text:style-name="T10"/></text:p>
            <text:p text:style-name="P6"><text:span text:style-name="T22">rel[loc callLoc,Expr callExpr]: {</text:span></text:p>
            <text:p text:style-name="P6"><text:span text:style-name="T22"><text:s text:c="2"/></text:span><text:span text:style-name="T22">&lt;|project://rascal-course-pldi-2015/data/systems/WordPress/wordpress-4.2.2/wp-admin/includes/theme-install.php|(4738,19,&lt;143,0&gt;,&lt;143,0&gt;),call(</text:span></text:p>
            <text:p text:style-name="P6"><text:span text:style-name="T22"><text:s text:c="4"/></text:span><text:span text:style-name="T22">name(name("__")[</text:span></text:p>
            <text:p text:style-name="P6"><text:span text:style-name="T22"><text:s text:c="8"/></text:span><text:span text:style-name="T22">@at=|project://rascal-course-pldi-2015/data/systems/WordPress/wordpress-4.2.2/wp-admin/includes/theme-install.php|(4738,2,&lt;143,0&gt;,&lt;143,0&gt;)</text:span></text:p>
            <text:p text:style-name="P6"><text:span text:style-name="T22"><text:s text:c="6"/></text:span><text:span text:style-name="T22">]),</text:span></text:p>
            <text:p text:style-name="P6"><text:span text:style-name="T22"><text:s text:c="4"/></text:span><text:span text:style-name="T22">[actualParameter(</text:span></text:p>
            <text:p text:style-name="P6"><text:span text:style-name="T22"><text:s text:c="8"/></text:span><text:span text:style-name="T22">scalar(string("Install Now"))[</text:span></text:p>
            <text:p text:style-name="P6"><text:span text:style-name="T22"><text:s text:c="10"/></text:span><text:span text:style-name="T22">@at=|project://rascal-course-pldi-2015/data/systems/WordPress/wordpress-4.2.2/wp-admin/includes/theme-install.php|(4742,13,&lt;143,0&gt;,&lt;143,0&gt;)</text:span></text:p>
            <text:p text:style-name="P6"><text:span text:style-name="T22"><text:s text:c="8"/></text:span><text:span text:style-name="T22">],</text:span></text:p>
            <text:p text:style-name="P6"><text:span text:style-name="T22"><text:s text:c="8"/></text:span><text:span text:style-name="T22">false)[</text:span></text:p>
            <text:p text:style-name="P6"><text:span text:style-name="T22"><text:s text:c="8"/></text:span><text:span text:style-name="T22">@at=|project://rascal-course-pldi-2015/data/systems/WordPress/wordpress-4.2.2/wp-admin/includes/theme-install.php|(4742,13,&lt;143,0&gt;,&lt;143,0&gt;)</text:span></text:p>
            <text:p text:style-name="P6"><text:span text:style-name="T22"><text:s text:c="6"/></text:span><text:span text:style-name="T22">]])[</text:span></text:p>
            <text:p text:style-name="P6"><text:span text:style-name="T22"><text:s text:c="4"/></text:span><text:span text:style-name="T22">@at=|project://rascal-course-pldi-2015/data/systems/WordPress/wordpress-4.2.2/wp-admin/includes/theme-install.php|(4738,19,&lt;143,0&gt;,&lt;143,0&gt;)</text:span></text:p>
            <text:p text:style-name="P6"><text:span text:style-name="T22"><text:s text:c="2"/></text:span><text:span text:style-name="T22">]&gt;,</text:span></text:p>
            <text:p text:style-name="P6"><text:span text:style-name="T2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4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0.666cm" svg:y="3.644cm">
          <text:p text:style-name="P4"><text:span text:style-name="T9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17225.9137887572 50856.7164179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7" draw:layer="layout" svg:width="25.251cm" svg:height="12.077cm" svg:x="1.681cm" svg:y="5.364cm">
          <draw:text-box>
            <text:p text:style-name="P6"><text:span text:style-name="T10">rascal&gt;allCalls = { &lt; c@at, c &gt; | /c:call(_,_) := wp422 };</text:span></text:p>
            <text:p text:style-name="P6"><text:span text:style-name="T10"/></text:p>
            <text:p text:style-name="P6"><text:span text:style-name="T22">rel[loc callLoc,Expr callExpr]: {</text:span></text:p>
            <text:p text:style-name="P6"><text:span text:style-name="T22"><text:s text:c="2"/></text:span><text:span text:style-name="T22">&lt;|project://rascal-course-pldi-2015/data/systems/WordPress/wordpress-4.2.2/wp-admin/includes/theme-install.php|(4738,19,&lt;143,0&gt;,&lt;143,0&gt;),call(</text:span></text:p>
            <text:p text:style-name="P6"><text:span text:style-name="T22"><text:s text:c="4"/></text:span><text:span text:style-name="T22">name(name("__")[</text:span></text:p>
            <text:p text:style-name="P6"><text:span text:style-name="T22"><text:s text:c="8"/></text:span><text:span text:style-name="T22">@at=|project://rascal-course-pldi-2015/data/systems/WordPress/wordpress-4.2.2/wp-admin/includes/theme-install.php|(4738,2,&lt;143,0&gt;,&lt;143,0&gt;)</text:span></text:p>
            <text:p text:style-name="P6"><text:span text:style-name="T22"><text:s text:c="6"/></text:span><text:span text:style-name="T22">]),</text:span></text:p>
            <text:p text:style-name="P6"><text:span text:style-name="T22"><text:s text:c="4"/></text:span><text:span text:style-name="T22">[actualParameter(</text:span></text:p>
            <text:p text:style-name="P6"><text:span text:style-name="T22"><text:s text:c="8"/></text:span><text:span text:style-name="T22">scalar(string("Install Now"))[</text:span></text:p>
            <text:p text:style-name="P6"><text:span text:style-name="T22"><text:s text:c="10"/></text:span><text:span text:style-name="T22">@at=|project://rascal-course-pldi-2015/data/systems/WordPress/wordpress-4.2.2/wp-admin/includes/theme-install.php|(4742,13,&lt;143,0&gt;,&lt;143,0&gt;)</text:span></text:p>
            <text:p text:style-name="P6"><text:span text:style-name="T22"><text:s text:c="8"/></text:span><text:span text:style-name="T22">],</text:span></text:p>
            <text:p text:style-name="P6"><text:span text:style-name="T22"><text:s text:c="8"/></text:span><text:span text:style-name="T22">false)[</text:span></text:p>
            <text:p text:style-name="P6"><text:span text:style-name="T22"><text:s text:c="8"/></text:span><text:span text:style-name="T22">@at=|project://rascal-course-pldi-2015/data/systems/WordPress/wordpress-4.2.2/wp-admin/includes/theme-install.php|(4742,13,&lt;143,0&gt;,&lt;143,0&gt;)</text:span></text:p>
            <text:p text:style-name="P6"><text:span text:style-name="T22"><text:s text:c="6"/></text:span><text:span text:style-name="T22">]])[</text:span></text:p>
            <text:p text:style-name="P6"><text:span text:style-name="T22"><text:s text:c="4"/></text:span><text:span text:style-name="T22">@at=|project://rascal-course-pldi-2015/data/systems/WordPress/wordpress-4.2.2/wp-admin/includes/theme-install.php|(4738,19,&lt;143,0&gt;,&lt;143,0&gt;)</text:span></text:p>
            <text:p text:style-name="P6"><text:span text:style-name="T22"><text:s text:c="2"/></text:span><text:span text:style-name="T22">]&gt;,</text:span></text:p>
            <text:p text:style-name="P6"><text:span text:style-name="T22">...</text:span></text:p>
          </draw:text-box>
        </draw:frame>
        <draw:custom-shape draw:style-name="gr4" draw:text-style-name="P5" draw:layer="layout" svg:width="11.9cm" svg:height="0.803cm" svg:x="15.567cm" svg:y="10.453cm">
          <text:p text:style-name="P4"><text:span text:style-name="T9">Bind c to the call expression</text:span></text:p>
          <draw:enhanced-geometry svg:viewBox="0 0 21600 21600" draw:glue-points="10800 0 0 10800 10800 21600 21600 10800 ?f40 ?f41" draw:text-areas="0 0 21600 21600" draw:type="rectangular-callout" draw:modifiers="-2642.60146206201 -109692.537313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17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4"><text:span text:style-name="T9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7" draw:layer="layout" svg:width="25.251cm" svg:height="12.78cm" svg:x="1.681cm" svg:y="5.364cm">
          <draw:text-box>
            <text:p><text:span text:style-name="T10">rascal&gt;allCalls = { &lt; c@at, c &gt; | </text:span><text:span text:style-name="T23">/</text:span><text:span text:style-name="T10">c</text:span><text:span text:style-name="T23">:</text:span><text:span text:style-name="T10">call</text:span><text:span text:style-name="T23">(</text:span><text:span text:style-name="T10">name</text:span><text:span text:style-name="T23">(</text:span><text:span text:style-name="T10">name</text:span><text:span text:style-name="T23">(</text:span><text:span text:style-name="T10">fn</text:span><text:span text:style-name="T23">)),</text:span><text:span text:style-name="T10">_</text:span><text:span text:style-name="T23">)</text:span><text:span text:style-name="T10"> </text:span><text:span text:style-name="T23">:=</text:span><text:span text:style-name="T10"> wp422</text:span><text:span text:style-name="T23">,</text:span><text:span text:style-name="T10"> </text:span></text:p>
            <text:p><text:span text:style-name="T24"><text:s text:c="34"/></text:span><text:span text:style-name="T23">/</text:span><text:span text:style-name="T10">mysql</text:span><text:span text:style-name="T23">/</text:span><text:span text:style-name="T10"> </text:span><text:span text:style-name="T23">:=</text:span><text:span text:style-name="T10"> fn };</text:span></text:p>
            <text:p text:style-name="P6"><text:span text:style-name="T10"/></text:p>
            <text:p text:style-name="P6"><text:span text:style-name="T22">rel[loc callLoc,Expr callExpr]: {</text:span></text:p>
            <text:p text:style-name="P6"><text:span text:style-name="T22"><text:s text:c="2"/></text:span><text:span text:style-name="T22">&lt;|project://rascal-course-pldi-2015/data/systems/WordPress/wordpress-4.2.2/wp-includes/wp-db.php|(44032,33,&lt;1742,0&gt;,&lt;1742,0&gt;),call(</text:span></text:p>
            <text:p text:style-name="P6"><text:span text:style-name="T22"><text:s text:c="4"/></text:span><text:span text:style-name="T22">name(name("mysql_query")[</text:span></text:p>
            <text:p text:style-name="P6"><text:span text:style-name="T22"><text:s text:c="8"/></text:span><text:span text:style-name="T22">@at=|project://rascal-course-pldi-2015/data/systems/WordPress/wordpress-4.2.2/wp-includes/wp-db.php|(44032,11,&lt;1742,0&gt;,&lt;1742,0&gt;)</text:span></text:p>
            <text:p text:style-name="P6"><text:span text:style-name="T22"><text:s text:c="6"/></text:span><text:span text:style-name="T22">]),</text:span></text:p>
            <text:p text:style-name="P6"><text:span text:style-name="T22"><text:s text:c="4"/></text:span><text:span text:style-name="T22">[</text:span></text:p>
            <text:p text:style-name="P6"><text:span text:style-name="T22"><text:s text:c="6"/></text:span><text:span text:style-name="T22">actualParameter(</text:span></text:p>
            <text:p text:style-name="P6"><text:span text:style-name="T22"><text:s text:c="8"/></text:span><text:span text:style-name="T22">var(name(name("query")))[</text:span></text:p>
            <text:p text:style-name="P6"><text:span text:style-name="T22"><text:s text:c="10"/></text:span><text:span text:style-name="T22">@at=|project://rascal-course-pldi-2015/data/systems/WordPress/wordpress-4.2.2/wp-includes/wp-db.php|(44045,6,&lt;1742,0&gt;,&lt;1742,0&gt;)</text:span></text:p>
            <text:p text:style-name="P6"><text:span text:style-name="T22"><text:s text:c="8"/></text:span><text:span text:style-name="T22">],</text:span></text:p>
            <text:p text:style-name="P6"><text:span text:style-name="T22"><text:s text:c="8"/></text:span><text:span text:style-name="T22">false)</text:span></text:p>
            <text:p text:style-name="P6"><text:span text:style-name="T22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4"><text:span text:style-name="T9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17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4"><text:span text:style-name="T9">The target of the call</text:span></text:p>
          <draw:enhanced-geometry svg:viewBox="0 0 21600 21600" draw:glue-points="10800 0 0 10800 10800 21600 21600 10800 ?f40 ?f41" draw:text-areas="0 0 21600 21600" draw:type="rectangular-callout" draw:modifiers="7557.54978573229 76594.0298507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7" draw:layer="layout" svg:width="25.251cm" svg:height="12.78cm" svg:x="1.681cm" svg:y="5.364cm">
          <draw:text-box>
            <text:p><text:span text:style-name="T10">rascal&gt;thisCalls = { &lt; c@at, c &gt; | 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c:methodCall(var(name(name("this"))),_,_) := s };</text:span></text:p>
            <text:p text:style-name="P6"><text:span text:style-name="T10"/></text:p>
            <text:p text:style-name="P6"><text:span text:style-name="T22">rel[loc callLoc,Expr callExpr]: {</text:span></text:p>
            <text:p text:style-name="P6"><text:span text:style-name="T22"><text:s text:c="2"/></text:span><text:span text:style-name="T22">&lt;|project://rascal-course-pldi-2015/data/systems/WordPress/wordpress-4.2.2/wp-includes/class-wp-customize-manager.php|(18920,30,&lt;743,0&gt;,&lt;743,0&gt;),methodCall(</text:span></text:p>
            <text:p text:style-name="P6"><text:span text:style-name="T22"><text:s text:c="4"/></text:span><text:span text:style-name="T22">var(name(name("this")))[</text:span></text:p>
            <text:p text:style-name="P6"><text:span text:style-name="T22"><text:s text:c="6"/></text:span><text:span text:style-name="T22">@at=|project://rascal-course-pldi-2015/data/systems/WordPress/wordpress-4.2.2/wp-includes/class-wp-customize-manager.php|(18920,5,&lt;743,0&gt;,&lt;743,0&gt;)</text:span></text:p>
            <text:p text:style-name="P6"><text:span text:style-name="T22"><text:s text:c="4"/></text:span><text:span text:style-name="T22">],</text:span></text:p>
            <text:p text:style-name="P6"><text:span text:style-name="T22"><text:s text:c="4"/></text:span><text:span text:style-name="T22">name(name("stop_previewing_theme")),</text:span></text:p>
            <text:p text:style-name="P6"><text:span text:style-name="T22"><text:s text:c="4"/></text:span><text:span text:style-name="T22">[])[</text:span></text:p>
            <text:p text:style-name="P6"><text:span text:style-name="T22"><text:s text:c="4"/></text:span><text:span text:style-name="T22">@at=|project://rascal-course-pldi-2015/data/systems/WordPress/wordpress-4.2.2/wp-includes/class-wp-customize-manager.php|(18920,30,&lt;743,0&gt;,&lt;743,0&gt;)</text:span></text:p>
            <text:p text:style-name="P6"><text:span text:style-name="T22"><text:s text:c="2"/></text:span><text:span text:style-name="T22">]&gt;,</text:span></text:p>
            <text:p text:style-name="P6"><text:span text:style-name="T22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4"><text:span text:style-name="T9">Note: we don't need the $ before this!</text:span></text:p>
          <draw:enhanced-geometry svg:viewBox="0 0 21600 21600" draw:glue-points="10800 0 0 10800 10800 21600 21600 10800 ?f40 ?f41" draw:text-areas="0 0 21600 21600" draw:type="rectangular-callout" draw:modifiers="8160.12099823544 -95722.3880597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Query Exerci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at if we are just interested in calls to mysql_query?</text:p>
              </text:list-item>
              <text:list-item>
                <text:p>What if we are just interested in calls with no parameters? With only string literals as parameters?</text:p>
              </text:list-item>
              <text:list-item>
                <text:p>What if we are just interested in calls to <text:s/>functions defined inside the system where the # of actuals differs from the # of formals? (Note, this is harder than the other tw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More Advanced Exerc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l functions in PHP can be used as varargs functions, how can we find those functions that check for additional argument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More Advanced Exerc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PHP provides three functions for working with variable numbers of arguments</text:p>
                <text:list>
                  <text:list-item>
                    <text:p>func_get_args, getting all args back as an array</text:p>
                  </text:list-item>
                  <text:list-item>
                    <text:p>func_num_args, returning the number of arguments</text:p>
                  </text:list-item>
                  <text:list-item>
                    <text:p>func_get_arg, getting back a specific argument</text:p>
                  </text:list-item>
                </text:list>
              </text:list-item>
              <text:list-item>
                <text:p>Possible strategy: find function declarations, see if these functions are called insi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other Advanced Exerc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ow can we find dynamic invocations? </text:p>
              </text:list-item>
              <text:list-item>
                <text:p>Which of these dynamic invocations calls a method versus which calls a function? In how many cases can we determine this without doing additional analys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dynamic inv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wo functions used directly for dynamic invocation (plus various other functions that allow this):</text:p>
                <text:list>
                  <text:list-item>
                    <text:p>call_user_func</text:p>
                  </text:list-item>
                  <text:list-item>
                    <text:p>call_user_func_array</text:p>
                  </text:list-item>
                </text:list>
              </text:list-item>
              <text:list-item>
                <text:p>Strategy: find uses of these functions, then analyze them to see if we can determine the nature of the target (function, regular method, static metho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callab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uses “callables” to indicate what function should be called</text:p>
                <text:list>
                  <text:list-item>
                    <text:p>just a name for a function</text:p>
                  </text:list-item>
                  <text:list-item>
                    <text:p>an object reference and a method name for a regular method</text:p>
                  </text:list-item>
                  <text:list-item>
                    <text:p>a class name and a method name for a static method</text:p>
                  </text:list-item>
                </text:list>
              </text:list-item>
              <text:list-item>
                <text:p>Strategy: find cases where we see literal uses, can find patterns that cover standard uses, e.g., in foreach loo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dditional Analysis Suppor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trol flow graph extraction</text:p>
              </text:list-item>
              <text:list-item>
                <text:p>M3 model extraction</text:p>
              </text:list-item>
              <text:list-item>
                <text:p>Function trace gathering and filtering for dynamic analysis</text:p>
              </text:list-item>
              <text:list-item>
                <text:p>File inclusion resolution (see ASE'14 paper by presenters)</text:p>
              </text:list-item>
              <text:list-item>
                <text:p>Variable features pattern detection (details available on reque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d more on the way!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ype analysis</text:p>
              </text:list-item>
              <text:list-item>
                <text:p>Extended work on trace collection and parsing</text:p>
              </text:list-item>
              <text:list-item>
                <text:p>Security refactoring for SQL queries</text:p>
              </text:list-item>
              <text:list-item>
                <text:p>Code specialization for transforming dynamic features into static features based on runtime tracing results</text:p>
              </text:list-item>
              <text:list-item>
                <text:p>Detection of plugin collisions based on extracted plugin summ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0H8M1S</meta:editing-duration>
    <meta:editing-cycles>374</meta:editing-cycles>
    <dc:date>2015-06-13T11:06:47.571243000</dc:date>
    <meta:generator>LibreOffice/4.4.3.2$MacOSX_X86_64 LibreOffice_project/88805f81e9fe61362df02b9941de8e38a9b5fd16</meta:gener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